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1.81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0.427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fo:background-color="#e6e6ff"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0"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ta_extref" style:family="table">
      <style:table-properties table:display="false"/>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20"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7"/>
          <table:table-cell table:style-name="ce20"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7"/>
          <table:table-cell table:style-name="ce20" office:value-type="string">
            <text:p>Il dispositivo di lettura:</text:p>
            <text:p/>
            <text:p>%1$s</text:p>
            <text:p/>
            <text:p>non contiene Smart Card (SSCD).</text:p>
          </table:table-cell>
          <table:table-cell table:number-columns-repeated="1019"/>
        </table:table-row>
        <table:table-row table:style-name="ro10">
          <table:table-cell table:style-name="ce4" table:formula="of:=[.A13]+1" office:value-type="float" office:value="12">
            <text:p>12</text:p>
          </table:table-cell>
          <table:table-cell/>
          <table:table-cell office:value-type="string">
            <text:p>id_no_sscd_readers</text:p>
          </table:table-cell>
          <table:table-cell table:style-name="ce17"/>
          <table:table-cell table:style-name="ce20" office:value-type="string">
            <text:p>Non ci sono lettori di Smart Card disponibili.</text:p>
          </table:table-cell>
          <table:table-cell table:number-columns-repeated="1019"/>
        </table:table-row>
        <table:table-row table:style-name="ro13">
          <table:table-cell table:style-name="ce4" table:formula="of:=[.A14]+1" office:value-type="float" office:value="13">
            <text:p>13</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3">
          <table:table-cell table:style-name="ce4" table:formula="of:=[.A15]+1" office:value-type="float" office:value="14">
            <text:p>14</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3">
          <table:table-cell table:style-name="ce4" table:formula="of:=[.A16]+1" office:value-type="float" office:value="15">
            <text:p>15</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3">
          <table:table-cell table:style-name="ce4" table:formula="of:=[.A17]+1" office:value-type="float" office:value="16">
            <text:p>16</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4">
          <table:table-cell table:style-name="ce4" table:formula="of:=[.A18]+1" office:value-type="float" office:value="17">
            <text:p>17</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3">
          <table:table-cell table:style-name="ce4" table:formula="of:=[.A19]+1" office:value-type="float" office:value="18">
            <text:p>18</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3">
          <table:table-cell table:style-name="ce4" table:formula="of:=[.A20]+1" office:value-type="float" office:value="19">
            <text:p>19</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document is loading and signature is being checked.</text:p>
          </table:table-cell>
          <table:table-cell table:style-name="ce20"/>
          <table:table-cell table:number-columns-repeated="1019"/>
        </table:table-row>
        <table:table-row table:style-name="ro15">
          <table:table-cell table:style-name="ce4" table:formula="of:=[.A21]+1" office:value-type="float" office:value="20">
            <text:p>20</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20" office:value-type="string">
            <text:p>Credits</text:p>
            <text:p>Giuseppe Castagno, developer</text:p>
            <text:p>Roberto Resoli, developer</text:p>
            <text:p/>
          </table:table-cell>
          <table:table-cell table:number-columns-repeated="1019"/>
        </table:table-row>
        <table:table-row table:style-name="ro10">
          <table:table-cell table:style-name="ce4" table:formula="of:=[.A22]+1" office:value-type="float" office:value="21">
            <text:p>21</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3]+1" office:value-type="float" office:value="22">
            <text:p>22</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4]+1" office:value-type="float" office:value="23">
            <text:p>23</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table:formula="of:=[.A25]+1" office:value-type="float" office:value="24">
            <text:p>24</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6]+1" office:value-type="float" office:value="25">
            <text:p>25</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7]+1" office:value-type="float" office:value="26">
            <text:p>26</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0]+1" office:value-type="float" office:value="39">
            <text:p>39</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8" office:value-type="string">
            <text:p>rValid signature</text:p>
          </table:table-cell>
          <table:table-cell table:style-name="ce18" office:value-type="string">
            <text:p>rFirma valida</text:p>
          </table:table-cell>
          <table:table-cell table:style-name="ce18"/>
          <table:table-cell table:style-name="ce15" table:number-columns-repeated="1018"/>
        </table:table-row>
        <table:table-row table:style-name="ro1">
          <table:table-cell table:style-name="ce4" table:formula="of:=[.A41]+1" office:value-type="float" office:value="40">
            <text:p>4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2]+1" office:value-type="float" office:value="41">
            <text:p>4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3]+1" office:value-type="float" office:value="42">
            <text:p>42</text:p>
          </table:table-cell>
          <table:table-cell table:style-name="ce15" office:value-type="string">
            <text:p>Certificate state descriptive strings</text:p>
          </table:table-cell>
          <table:table-cell table:style-name="ce15" office:value-type="string">
            <text:p>err_txt_cert_ok</text:p>
          </table:table-cell>
          <table:table-cell table:style-name="ce18" office:value-type="string">
            <text:p>rCertificate valid</text:p>
          </table:table-cell>
          <table:table-cell table:style-name="ce18" office:value-type="string">
            <text:p>rCertificato valido</text:p>
          </table:table-cell>
          <table:table-cell table:style-name="ce18"/>
          <table:table-cell table:style-name="ce15" table:number-columns-repeated="1018"/>
        </table:table-row>
        <table:table-row table:style-name="ro1">
          <table:table-cell table:style-name="ce4" table:formula="of:=[.A44]+1" office:value-type="float" office:value="43">
            <text:p>43</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5]+1" office:value-type="float" office:value="44">
            <text:p>44</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6]+1" office:value-type="float" office:value="45">
            <text:p>45</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5]+1" office:value-type="float" office:value="54">
            <text:p>54</text:p>
          </table:table-cell>
          <table:table-cell table:style-name="ce15" office:value-type="string">
            <text:p>document state</text:p>
          </table:table-cell>
          <table:table-cell table:style-name="ce15" office:value-type="string">
            <text:p>err_txt_docu_ok</text:p>
          </table:table-cell>
          <table:table-cell table:style-name="ce18"/>
          <table:table-cell table:style-name="ce15" office:value-type="string">
            <text:p>rIl documento non è modificato </text:p>
          </table:table-cell>
          <table:table-cell table:style-name="ce18"/>
          <table:table-cell table:style-name="ce15" table:number-columns-repeated="1018"/>
        </table:table-row>
        <table:table-row table:style-name="ro1">
          <table:table-cell table:style-name="ce4" table:formula="of:=[.A56]+1" office:value-type="float" office:value="55">
            <text:p>55</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7]+1" office:value-type="float" office:value="56">
            <text:p>56</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58]+1" office:value-type="float" office:value="57">
            <text:p>57</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8"/>
          <table:table-cell table:style-name="ce15" table:number-columns-repeated="1018"/>
        </table:table-row>
        <table:table-row table:style-name="ro1">
          <table:table-cell table:style-name="ce4" table:formula="of:=[.A59]+1" office:value-type="float" office:value="58">
            <text:p>58</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0]+1" office:value-type="float" office:value="59">
            <text:p>59</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0]+1" office:value-type="float" office:value="59">
            <text:p>59</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ocsp_cannot_be_accessed</text:p>
          </table:table-cell>
          <table:table-cell table:style-name="ce19"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2]+1" office:value-type="float" office:value="59">
            <text:p>59</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5]+1" office:value-type="float" office:value="60">
            <text:p>60</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6]+1" office:value-type="float" office:value="61">
            <text:p>61</text:p>
          </table:table-cell>
          <table:table-cell table:style-name="ce15" office:value-type="string">
            <text:p>The intermediate titles</text:p>
          </table:table-cell>
          <table:table-cell table:style-name="ce15" office:value-type="string">
            <text:p>cert_title_issuer</text:p>
          </table:table-cell>
          <table:table-cell table:style-name="ce18" office:value-type="string">
            <text:p>iIssued by:</text:p>
          </table:table-cell>
          <table:table-cell table:style-name="ce18" office:value-type="string">
            <text:p>iRilasciato da:</text:p>
          </table:table-cell>
          <table:table-cell table:style-name="ce18"/>
          <table:table-cell table:style-name="ce15" table:number-columns-repeated="1018"/>
        </table:table-row>
        <table:table-row table:style-name="ro1">
          <table:table-cell table:style-name="ce4" table:formula="of:=[.A67]+1" office:value-type="float" office:value="62">
            <text:p>62</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68]+1" office:value-type="float" office:value="63">
            <text:p>63</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69]+1" office:value-type="float" office:value="64">
            <text:p>64</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1]+1" office:value-type="float" office:value="66">
            <text:p>66</text:p>
          </table:table-cell>
          <table:table-cell table:style-name="ce15" office:value-type="string">
            <text:p>Time stamping types</text:p>
          </table:table-cell>
          <table:table-cell table:style-name="ce15" office:value-type="string">
            <text:p>sign_txt_l1_temp_cert</text:p>
          </table:table-cell>
          <table:table-cell table:style-name="ce18"/>
          <table:table-cell table:style-name="ce15" office:value-type="string">
            <text:p>rL'ora è stata acquisita da un server di</text:p>
          </table:table-cell>
          <table:table-cell table:style-name="ce18"/>
          <table:table-cell table:style-name="ce15" table:number-columns-repeated="1018"/>
        </table:table-row>
        <table:table-row table:style-name="ro1">
          <table:table-cell table:style-name="ce4" table:formula="of:=[.A72]+1" office:value-type="float" office:value="67">
            <text:p>67</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3]+1" office:value-type="float" office:value="68">
            <text:p>68</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4]+1" office:value-type="float" office:value="69">
            <text:p>69</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7]+1" office:value-type="float" office:value="72">
            <text:p>72</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8"/>
          <table:table-cell table:style-name="ce15" table:number-columns-repeated="1018"/>
        </table:table-row>
        <table:table-row table:style-name="ro1">
          <table:table-cell table:style-name="ce4" table:formula="of:=[.A78]+1" office:value-type="float" office:value="73">
            <text:p>73</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79]+1" office:value-type="float" office:value="74">
            <text:p>74</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0]+1" office:value-type="float" office:value="75">
            <text:p>75</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5]+1" office:value-type="float" office:value="80">
            <text:p>80</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7]+1" office:value-type="float" office:value="81">
            <text:p>81</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88]+1" office:value-type="float" office:value="82">
            <text:p>82</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7]+1" office:value-type="float" office:value="91">
            <text:p>91</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98]+1" office:value-type="float" office:value="92">
            <text:p>92</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99]+1" office:value-type="float" office:value="93">
            <text:p>93</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0]+1" office:value-type="float" office:value="94">
            <text:p>94</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1]+1" office:value-type="float" office:value="95">
            <text:p>95</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3]+1" office:value-type="float" office:value="97">
            <text:p>97</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4]+1" office:value-type="float" office:value="98">
            <text:p>98</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5]+1" office:value-type="float" office:value="99">
            <text:p>99</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6]+1" office:value-type="float" office:value="100">
            <text:p>100</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7]+1" office:value-type="float" office:value="101">
            <text:p>101</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3</text:p>
          </table:table-cell>
          <table:table-cell table:number-columns-repeated="2" office:value-type="string">
            <text:p>QCStatements</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0]+1" office:value-type="float" office:value="144">
            <text:p>144</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19"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1]+1" office:value-type="float" office:value="145">
            <text:p>145</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2]+1" office:value-type="float" office:value="146">
            <text:p>146</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3]+1" office:value-type="float" office:value="147">
            <text:p>147</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4]+1" office:value-type="float" office:value="148">
            <text:p>148</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5]+1" office:value-type="float" office:value="149">
            <text:p>149</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6]+1" office:value-type="float" office:value="150">
            <text:p>150</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58]+1" office:value-type="float" office:value="152">
            <text:p>152</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59]+1" office:value-type="float" office:value="153">
            <text:p>153</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0]+1" office:value-type="float" office:value="154">
            <text:p>154</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1]+1" office:value-type="float" office:value="155">
            <text:p>155</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2]+1" office:value-type="float" office:value="156">
            <text:p>156</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3]+1" office:value-type="float" office:value="157">
            <text:p>157</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4]+1" office:value-type="float" office:value="158">
            <text:p>158</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5]+1" office:value-type="float" office:value="159">
            <text:p>159</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6]+1" office:value-type="float" office:value="160">
            <text:p>160</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7]+1" office:value-type="float" office:value="161">
            <text:p>161</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68]+1" office:value-type="float" office:value="162">
            <text:p>162</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69]+1" office:value-type="float" office:value="163">
            <text:p>163</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docum_is_readonly</text:p>
          </table:table-cell>
          <table:table-cell/>
          <table:table-cell office:value-type="string">
            <text:p>Il documento è in sola lettura.</text:p>
            <text:p/>
            <text:p>Per poter firmare, dovete aprire il documento in</text:p>
            <text:p>modo lettura/scrittura.</text:p>
          </table:table-cell>
          <table:table-cell table:number-columns-repeated="1019"/>
        </table:table-row>
        <table:table-row table:style-name="ro38">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39" table:number-rows-repeated="32775">
          <table:table-cell table:number-columns-repeated="1024"/>
        </table:table-row>
        <table:table-row table:style-name="ro39">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6">06/07/2010</text:date>, <text:time>19.11.55</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Giuseppe Castagno</meta:initial-creator>
    <meta:editing-cycles>882</meta:editing-cycles>
    <meta:creation-date>2008-05-04T10:18:05</meta:creation-date>
    <dc:date>2010-07-06T19:11:54</dc:date>
    <dc:creator>Giuseppe Castagno</dc:creator>
    <meta:editing-duration>PT60H15M03S</meta:editing-duration>
    <meta:document-statistic meta:table-count="6" meta:cell-count="1506"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